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3cm" fo:min-width="0.083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64cm"/>
      <style:paragraph-properties style:writing-mode="lr-tb"/>
    </style:style>
    <style:style style:name="gr4" style:family="graphic" style:parent-style-name="standard">
      <style:graphic-properties draw:stroke="dash" draw:stroke-dash="Dash" svg:stroke-width="0.035cm" svg:stroke-color="#81d41a" draw:marker-start-width="0.252cm" draw:marker-end-width="0.252cm" svg:stroke-linecap="butt" draw:fill="solid" draw:fill-color="#729fcf" draw:opacity="0%" draw:textarea-horizontal-align="justify" draw:textarea-vertical-align="middle" draw:auto-grow-height="false" fo:min-height="2.238cm" fo:min-width="7.703cm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Dash" svg:stroke-width="0.035cm" svg:stroke-color="#81d41a" draw:marker-start-width="0.252cm" draw:marker-end-width="0.252cm" svg:stroke-linecap="butt" draw:fill="solid" draw:fill-color="#729fcf" draw:opacity="0%" draw:textarea-horizontal-align="justify" draw:textarea-vertical-align="middle" draw:auto-grow-height="false" fo:min-height="2.256cm" fo:min-width="7.721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14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9.006cm"/>
      <style:paragraph-properties style:writing-mode="lr-tb"/>
    </style:style>
    <style:style style:name="gr9" style:family="graphic" style:parent-style-name="objectwithoutfill">
      <style:graphic-properties svg:stroke-color="#ffb66c" draw:marker-end="Arrowheads_20_1" draw:fill="none" draw:textarea-vertical-align="middle"/>
    </style:style>
    <style:style style:name="gr10" style:family="graphic" style:parent-style-name="objectwithoutfill">
      <style:graphic-properties svg:stroke-color="#81d41a" draw:marker-end="Arrowheads_20_1" draw:fill="none" draw:textarea-vertical-align="middle"/>
    </style:style>
    <style:style style:name="gr11" style:family="graphic" style:parent-style-name="objectwithoutfill">
      <style:graphic-properties svg:stroke-color="#729fcf" draw:marker-end="Arrowheads_20_1" draw:fill="none" draw:textarea-vertical-align="middle"/>
    </style:style>
    <style:style style:name="gr12" style:family="graphic" style:parent-style-name="objectwithoutfill">
      <style:graphic-properties draw:marker-end="Arrowheads_20_1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864cm"/>
      <style:paragraph-properties style:writing-mode="lr-tb"/>
    </style:style>
    <style:style style:name="gr15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7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0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0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2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color="#f10d0c" loext:opacity="100%" loext:color-lum-mod="100%" loext:color-lum-off="0%" fo:font-size="12pt" style:font-size-asian="12pt" style:font-size-complex="12pt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10d0c" loext:opacity="100%"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4.56cm" svg:y="6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95cm" svg:y="6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83cm" svg:y="6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465cm" svg:y="6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1cm" svg:y="6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735cm" svg:y="6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7cm" svg:y="6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005cm" svg:y="6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64cm" svg:y="6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275cm" svg:y="6.7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0.725cm" svg:x="4.56cm" svg:y="5.977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95cm" svg:y="5.977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5.762cm" svg:y="5.99cm">
          <draw:text-box>
            <text:p><text:span text:style-name="T1">2</text:span></text:p>
          </draw:text-box>
        </draw:frame>
        <draw:frame draw:style-name="gr2" draw:text-style-name="P2" draw:layer="layout" svg:width="0.635cm" svg:height="0.725cm" svg:x="6.465cm" svg:y="5.977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7.1cm" svg:y="5.977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7.735cm" svg:y="5.977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8.37cm" svg:y="5.977cm">
          <draw:text-box>
            <text:p><text:span text:style-name="T1">6</text:span></text:p>
          </draw:text-box>
        </draw:frame>
        <draw:frame draw:style-name="gr2" draw:text-style-name="P2" draw:layer="layout" svg:width="0.635cm" svg:height="0.725cm" svg:x="9.005cm" svg:y="5.977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9.64cm" svg:y="5.977cm">
          <draw:text-box>
            <text:p><text:span text:style-name="T1">8</text:span></text:p>
          </draw:text-box>
        </draw:frame>
        <draw:frame draw:style-name="gr2" draw:text-style-name="P2" draw:layer="layout" svg:width="0.635cm" svg:height="0.725cm" svg:x="10.275cm" svg:y="5.977cm">
          <draw:text-box>
            <text:p><text:span text:style-name="T1">9</text:span></text:p>
          </draw:text-box>
        </draw:frame>
        <draw:frame draw:style-name="gr2" draw:text-style-name="P2" draw:layer="layout" svg:width="0.635cm" svg:height="0.725cm" svg:x="4.56cm" svg:y="6.61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95cm" svg:y="6.61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83cm" svg:y="6.61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6.465cm" svg:y="6.61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7.1cm" svg:y="6.61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7.735cm" svg:y="6.61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8.37cm" svg:y="6.61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005cm" svg:y="6.61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64cm" svg:y="6.61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275cm" svg:y="6.612cm">
          <draw:text-box>
            <text:p><text:span text:style-name="T1">0</text:span></text:p>
          </draw:text-box>
        </draw:frame>
        <draw:frame draw:style-name="gr3" draw:text-style-name="P3" draw:layer="layout" svg:width="4.164cm" svg:height="0.725cm" svg:x="4.56cm" svg:y="7.655cm">
          <draw:text-box>
            <text:p><text:span text:style-name="T2">CPY, 1, 0, 0, 4, 5, 0</text:span></text:p>
          </draw:text-box>
        </draw:frame>
        <draw:custom-shape draw:style-name="gr1" draw:text-style-name="P1" draw:layer="layout" svg:width="0.635cm" svg:height="0.635cm" svg:x="4.56cm" svg:y="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95cm" svg:y="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83cm" svg:y="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465cm" svg:y="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1cm" svg:y="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735cm" svg:y="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37cm" svg:y="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005cm" svg:y="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64cm" svg:y="9.2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275cm" svg:y="9.24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0.725cm" svg:x="4.56cm" svg:y="8.517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95cm" svg:y="8.517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5.83cm" svg:y="8.517cm">
          <draw:text-box>
            <text:p><text:span text:style-name="T1">2</text:span></text:p>
          </draw:text-box>
        </draw:frame>
        <draw:frame draw:style-name="gr2" draw:text-style-name="P2" draw:layer="layout" svg:width="0.635cm" svg:height="0.725cm" svg:x="6.465cm" svg:y="8.517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7.1cm" svg:y="8.517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7.735cm" svg:y="8.517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8.37cm" svg:y="8.517cm">
          <draw:text-box>
            <text:p><text:span text:style-name="T1">6</text:span></text:p>
          </draw:text-box>
        </draw:frame>
        <draw:frame draw:style-name="gr2" draw:text-style-name="P2" draw:layer="layout" svg:width="0.635cm" svg:height="0.725cm" svg:x="9.005cm" svg:y="8.517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9.64cm" svg:y="8.517cm">
          <draw:text-box>
            <text:p><text:span text:style-name="T1">8</text:span></text:p>
          </draw:text-box>
        </draw:frame>
        <draw:frame draw:style-name="gr2" draw:text-style-name="P2" draw:layer="layout" svg:width="0.635cm" svg:height="0.725cm" svg:x="10.275cm" svg:y="8.517cm">
          <draw:text-box>
            <text:p><text:span text:style-name="T1">9</text:span></text:p>
          </draw:text-box>
        </draw:frame>
        <draw:frame draw:style-name="gr2" draw:text-style-name="P2" draw:layer="layout" svg:width="0.635cm" svg:height="0.725cm" svg:x="4.56cm" svg:y="9.15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95cm" svg:y="9.15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83cm" svg:y="9.15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6.465cm" svg:y="9.15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7.1cm" svg:y="9.152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7.735cm" svg:y="9.15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8.37cm" svg:y="9.15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005cm" svg:y="9.15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64cm" svg:y="9.15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275cm" svg:y="9.152cm">
          <draw:text-box>
            <text:p><text:span text:style-name="T1">0</text:span></text:p>
          </draw:text-box>
        </draw:frame>
        <draw:frame draw:style-name="gr3" draw:text-style-name="P3" draw:layer="layout" svg:width="4.164cm" svg:height="0.725cm" svg:x="4.488cm" svg:y="11.783cm">
          <draw:text-box>
            <text:p><text:span text:style-name="T2">CPY, 2, 0, 0, 4, 7, 0</text:span></text:p>
          </draw:text-box>
        </draw:frame>
        <draw:custom-shape draw:style-name="gr1" draw:text-style-name="P1" draw:layer="layout" svg:width="0.635cm" svg:height="0.635cm" svg:x="4.488cm" svg:y="13.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3cm" svg:y="13.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58cm" svg:y="13.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3cm" svg:y="13.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28cm" svg:y="13.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3cm" svg:y="13.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298cm" svg:y="13.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933cm" svg:y="13.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568cm" svg:y="13.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203cm" svg:y="13.3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0.725cm" svg:x="4.488cm" svg:y="12.645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23cm" svg:y="12.645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5.758cm" svg:y="12.645cm">
          <draw:text-box>
            <text:p><text:span text:style-name="T1">2</text:span></text:p>
          </draw:text-box>
        </draw:frame>
        <draw:frame draw:style-name="gr2" draw:text-style-name="P2" draw:layer="layout" svg:width="0.635cm" svg:height="0.725cm" svg:x="6.393cm" svg:y="12.645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7.028cm" svg:y="12.645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7.663cm" svg:y="12.645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8.298cm" svg:y="12.645cm">
          <draw:text-box>
            <text:p><text:span text:style-name="T1">6</text:span></text:p>
          </draw:text-box>
        </draw:frame>
        <draw:frame draw:style-name="gr2" draw:text-style-name="P2" draw:layer="layout" svg:width="0.635cm" svg:height="0.725cm" svg:x="8.933cm" svg:y="12.645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9.568cm" svg:y="12.645cm">
          <draw:text-box>
            <text:p><text:span text:style-name="T1">8</text:span></text:p>
          </draw:text-box>
        </draw:frame>
        <draw:frame draw:style-name="gr2" draw:text-style-name="P2" draw:layer="layout" svg:width="0.635cm" svg:height="0.725cm" svg:x="10.203cm" svg:y="12.645cm">
          <draw:text-box>
            <text:p><text:span text:style-name="T1">9</text:span></text:p>
          </draw:text-box>
        </draw:frame>
        <draw:frame draw:style-name="gr2" draw:text-style-name="P2" draw:layer="layout" svg:width="0.635cm" svg:height="0.725cm" svg:x="4.488cm" svg:y="13.28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23cm" svg:y="13.28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758cm" svg:y="13.28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6.393cm" svg:y="13.28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7.028cm" svg:y="13.28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7.663cm" svg:y="13.28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8.298cm" svg:y="13.28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8.933cm" svg:y="13.28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568cm" svg:y="13.28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203cm" svg:y="13.28cm">
          <draw:text-box>
            <text:p><text:span text:style-name="T1">0</text:span></text:p>
          </draw:text-box>
        </draw:frame>
        <draw:frame draw:style-name="gr3" draw:text-style-name="P3" draw:layer="layout" svg:width="4.164cm" svg:height="0.725cm" svg:x="4.489cm" svg:y="14.323cm">
          <draw:text-box>
            <text:p><text:span text:style-name="T2">CPY, 3, 1, 0, 4, 4, 0</text:span></text:p>
          </draw:text-box>
        </draw:frame>
        <draw:custom-shape draw:style-name="gr1" draw:text-style-name="P1" draw:layer="layout" svg:width="0.635cm" svg:height="0.635cm" svg:x="4.489cm" svg:y="15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4cm" svg:y="15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59cm" svg:y="15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4cm" svg:y="15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29cm" svg:y="15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4cm" svg:y="15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299cm" svg:y="15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934cm" svg:y="15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569cm" svg:y="15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204cm" svg:y="15.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0.725cm" svg:x="4.489cm" svg:y="15.185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24cm" svg:y="15.185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5.759cm" svg:y="15.185cm">
          <draw:text-box>
            <text:p><text:span text:style-name="T1">2</text:span></text:p>
          </draw:text-box>
        </draw:frame>
        <draw:frame draw:style-name="gr2" draw:text-style-name="P2" draw:layer="layout" svg:width="0.635cm" svg:height="0.725cm" svg:x="6.394cm" svg:y="15.185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7.029cm" svg:y="15.185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7.664cm" svg:y="15.185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8.299cm" svg:y="15.185cm">
          <draw:text-box>
            <text:p><text:span text:style-name="T1">6</text:span></text:p>
          </draw:text-box>
        </draw:frame>
        <draw:frame draw:style-name="gr2" draw:text-style-name="P2" draw:layer="layout" svg:width="0.635cm" svg:height="0.725cm" svg:x="8.934cm" svg:y="15.185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9.569cm" svg:y="15.185cm">
          <draw:text-box>
            <text:p><text:span text:style-name="T1">8</text:span></text:p>
          </draw:text-box>
        </draw:frame>
        <draw:frame draw:style-name="gr2" draw:text-style-name="P2" draw:layer="layout" svg:width="0.635cm" svg:height="0.725cm" svg:x="10.204cm" svg:y="15.185cm">
          <draw:text-box>
            <text:p><text:span text:style-name="T1">9</text:span></text:p>
          </draw:text-box>
        </draw:frame>
        <draw:frame draw:style-name="gr2" draw:text-style-name="P2" draw:layer="layout" svg:width="0.635cm" svg:height="0.725cm" svg:x="4.489cm" svg:y="15.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24cm" svg:y="15.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759cm" svg:y="15.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6.394cm" svg:y="15.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7.029cm" svg:y="15.82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7.664cm" svg:y="15.82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8.299cm" svg:y="15.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8.934cm" svg:y="15.82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9.569cm" svg:y="15.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204cm" svg:y="15.82cm">
          <draw:text-box>
            <text:p><text:span text:style-name="T1">0</text:span></text:p>
          </draw:text-box>
        </draw:frame>
        <draw:frame draw:style-name="gr3" draw:text-style-name="P2" draw:layer="layout" svg:width="4.164cm" svg:height="0.725cm" svg:x="12.393cm" svg:y="7.667cm">
          <draw:text-box>
            <text:p><text:span text:style-name="T1">CPY, 1, 0, 0, 4, 5, 0</text:span></text:p>
          </draw:text-box>
        </draw:frame>
        <draw:custom-shape draw:style-name="gr4" draw:text-style-name="P4" draw:layer="layout" svg:width="8.255cm" svg:height="2.54cm" svg:x="3.925cm" svg:y="7.6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255cm" svg:height="2.54cm" svg:x="3.853cm" svg:y="11.7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255cm" svg:height="2.54cm" svg:x="3.853cm" svg:y="14.3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41cm" svg:height="0.725cm" svg:x="1.317cm" svg:y="6.208cm">
          <draw:text-box>
            <text:p><text:span text:style-name="T1">Start state</text:span></text:p>
          </draw:text-box>
        </draw:frame>
        <draw:frame draw:style-name="gr6" draw:text-style-name="P2" draw:layer="layout" svg:width="1.734cm" svg:height="0.725cm" svg:x="1.317cm" svg:y="8.34cm">
          <draw:text-box>
            <text:p><text:span text:style-name="T1">Step 1</text:span></text:p>
          </draw:text-box>
        </draw:frame>
        <draw:frame draw:style-name="gr6" draw:text-style-name="P2" draw:layer="layout" svg:width="1.734cm" svg:height="0.725cm" svg:x="1.317cm" svg:y="12.241cm">
          <draw:text-box>
            <text:p><text:span text:style-name="T1">Step 2</text:span></text:p>
          </draw:text-box>
        </draw:frame>
        <draw:frame draw:style-name="gr6" draw:text-style-name="P2" draw:layer="layout" svg:width="1.734cm" svg:height="0.725cm" svg:x="1.317cm" svg:y="14.781cm">
          <draw:text-box>
            <text:p><text:span text:style-name="T1">Step 3</text:span></text:p>
          </draw:text-box>
        </draw:frame>
        <draw:frame draw:style-name="gr3" draw:text-style-name="P2" draw:layer="layout" svg:width="4.164cm" svg:height="0.725cm" svg:x="12.328cm" svg:y="11.768cm">
          <draw:text-box>
            <text:p><text:span text:style-name="T1">CPY, 2, 0, 0, 4, 7, 0</text:span></text:p>
          </draw:text-box>
        </draw:frame>
        <draw:frame draw:style-name="gr3" draw:text-style-name="P2" draw:layer="layout" svg:width="4.164cm" svg:height="0.725cm" svg:x="12.328cm" svg:y="14.308cm">
          <draw:text-box>
            <text:p><text:span text:style-name="T1">CPY, 3, 1, 0, 4, 4, 0</text:span></text:p>
          </draw:text-box>
        </draw:frame>
        <draw:frame draw:style-name="gr7" draw:text-style-name="P2" draw:layer="layout" svg:width="9.646cm" svg:height="0.725cm" svg:x="5.006cm" svg:y="1.317cm">
          <draw:text-box>
            <text:p><text:span text:style-name="T1">Genetic pointers : example with ‘CPY’ instruction</text:span></text:p>
          </draw:text-box>
        </draw:frame>
        <draw:frame draw:style-name="gr8" draw:text-style-name="P2" draw:layer="layout" svg:width="9.506cm" svg:height="1.911cm" svg:x="1.635cm" svg:y="2.905cm">
          <draw:text-box>
            <text:p><text:span text:style-name="T1">CPY, P1, P2, P3, A1, A2, A3 <text:s/>: <text:s/></text:span></text:p>
            <text:p><text:span text:style-name="T1"><text:tab/></text:span><text:span text:style-name="T3">- A1, A2, A3 : arguments of the CPY instruction</text:span></text:p>
            <text:p><text:span text:style-name="T3"><text:tab/></text:span><text:span text:style-name="T3">- P1, P2, P3 : ‘pointer deepness’ of the args A1, A2, A3</text:span></text:p>
            <text:p><text:span text:style-name="T3">--&gt; copy A2 into A1</text:span></text:p>
          </draw:text-box>
        </draw:frame>
        <draw:path draw:style-name="gr9" draw:text-style-name="P5" draw:layer="layout" svg:width="1.396cm" svg:height="1.346cm" draw:transform="rotate (0.785398163397448) translate (3.296cm 2.899cm)" svg:viewBox="0 0 1397 1347" svg:d="M0 0c1796 0 1347 1347 1347 1347">
          <text:p/>
        </draw:path>
        <draw:path draw:style-name="gr10" draw:text-style-name="P5" draw:layer="layout" svg:width="1.396cm" svg:height="1.346cm" draw:transform="rotate (0.785398163397448) translate (4.884cm 2.899cm)" svg:viewBox="0 0 1397 1347" svg:d="M0 0c1796 0 1347 1347 1347 1347">
          <text:p/>
        </draw:path>
        <draw:path draw:style-name="gr11" draw:text-style-name="P5" draw:layer="layout" svg:width="1.396cm" svg:height="1.346cm" draw:transform="rotate (0.785398163397448) translate (4.258cm 2.852cm)" svg:viewBox="0 0 1397 1347" svg:d="M0 0c1796 0 1347 1347 1347 1347">
          <text:p/>
        </draw:path>
        <draw:path draw:style-name="gr12" draw:text-style-name="P5" draw:layer="layout" svg:width="0.951cm" svg:height="1.269cm" draw:transform="rotate (1.5707963267949) translate (14.335cm 7.667cm)" svg:viewBox="0 0 952 1270" svg:d="M0 0c952 0 952 1270 952 1270">
          <text:p/>
        </draw:path>
        <draw:frame draw:style-name="gr13" draw:text-style-name="P6" draw:layer="layout" svg:width="3.029cm" svg:height="0.607cm" svg:x="15.605cm" svg:y="6.425cm">
          <draw:text-box>
            <text:p><text:span text:style-name="T3">arg2 is a value : 5</text:span></text:p>
          </draw:text-box>
        </draw:frame>
        <draw:path draw:style-name="gr12" draw:text-style-name="P5" draw:layer="layout" svg:width="1.314cm" svg:height="0.343cm" draw:transform="skewX (0.631285590446349) rotate (-0.558854426488585) translate (13.8552375997277cm 8.23987795925758cm)" svg:viewBox="0 0 1315 344" svg:d="M0 135c730 538 1315-135 1315-135">
          <text:p/>
        </draw:path>
        <draw:frame draw:style-name="gr14" draw:text-style-name="P6" draw:layer="layout" svg:width="3.364cm" svg:height="0.607cm" svg:x="14.836cm" svg:y="8.62cm">
          <draw:text-box>
            <text:p><text:span text:style-name="T3">arg1 is a ptr : addr 4</text:span></text:p>
          </draw:text-box>
        </draw:frame>
        <draw:line draw:style-name="gr15" draw:text-style-name="P5" draw:layer="layout" svg:x1="12.376cm" svg:y1="13.672cm" svg:x2="13.964cm" svg:y2="13.672cm">
          <text:p/>
        </draw:line>
        <draw:frame draw:style-name="gr16" draw:text-style-name="P6" draw:layer="layout" svg:width="3.228cm" svg:height="0.607cm" svg:x="13.964cm" svg:y="13.382cm">
          <draw:text-box>
            <text:p><text:span text:style-name="T3">Set ‘7’ at address 5</text:span></text:p>
          </draw:text-box>
        </draw:frame>
        <draw:path draw:style-name="gr12" draw:text-style-name="P5" draw:layer="layout" svg:width="1.314cm" svg:height="0.343cm" draw:transform="skewX (0.631285590446349) rotate (-0.558854426488584) translate (13.8552375997277cm 12.3678779592576cm)" svg:viewBox="0 0 1315 344" svg:d="M0 135c730 538 1315-135 1315-135">
          <text:p/>
        </draw:path>
        <draw:frame draw:style-name="gr17" draw:text-style-name="P6" draw:layer="layout" svg:width="4.511cm" svg:height="0.607cm" svg:x="14.836cm" svg:y="12.748cm">
          <draw:text-box>
            <text:p><text:span text:style-name="T3">deepness=2 : addr at addr 4</text:span></text:p>
          </draw:text-box>
        </draw:frame>
        <draw:line draw:style-name="gr15" draw:text-style-name="P5" draw:layer="layout" svg:x1="12.444cm" svg:y1="16.875cm" svg:x2="14.032cm" svg:y2="16.875cm">
          <text:p/>
        </draw:line>
        <draw:frame draw:style-name="gr16" draw:text-style-name="P6" draw:layer="layout" svg:width="3.228cm" svg:height="0.607cm" svg:x="14.032cm" svg:y="16.585cm">
          <draw:text-box>
            <text:p><text:span text:style-name="T3">Set ‘5’ at address 7</text:span></text:p>
          </draw:text-box>
        </draw:frame>
        <draw:path draw:style-name="gr12" draw:text-style-name="P5" draw:layer="layout" svg:width="1.595cm" svg:height="0.393cm" draw:transform="skewX (-0.346971455296473) rotate (-1.06308004738975) translate (13.8762243802734cm 14.8456336679654cm)" svg:viewBox="0 0 1596 394" svg:d="M0 155c887 617 1596-155 1596-155">
          <text:p/>
        </draw:path>
        <draw:frame draw:style-name="gr18" draw:text-style-name="P6" draw:layer="layout" svg:width="5.595cm" svg:height="0.607cm" svg:x="14.455cm" svg:y="15.95cm">
          <draw:text-box>
            <text:p><text:span text:style-name="T3">deepness=3 : addr at addr at addr 4</text:span></text:p>
          </draw:text-box>
        </draw:frame>
        <draw:path draw:style-name="gr12" draw:text-style-name="P5" draw:layer="layout" svg:width="1.087cm" svg:height="0.311cm" draw:transform="skewX (0.385194165915149) rotate (-0.69568823984494) translate (14.4518428529715cm 14.9076903257729cm)" svg:viewBox="0 0 1088 312" svg:d="M0 123c605 487 1088-123 1088-123">
          <text:p/>
        </draw:path>
        <draw:frame draw:style-name="gr19" draw:text-style-name="P6" draw:layer="layout" svg:width="3.427cm" svg:height="0.607cm" svg:x="15.221cm" svg:y="15.287cm">
          <draw:text-box>
            <text:p><text:span text:style-name="T3">deepness=1 : addr 4</text:span></text:p>
          </draw:text-box>
        </draw:frame>
        <draw:line draw:style-name="gr15" draw:text-style-name="P5" draw:layer="layout" svg:x1="12.43cm" svg:y1="9.573cm" svg:x2="14.018cm" svg:y2="9.573cm">
          <text:p/>
        </draw:line>
        <draw:frame draw:style-name="gr16" draw:text-style-name="P6" draw:layer="layout" svg:width="3.228cm" svg:height="0.607cm" svg:x="14.018cm" svg:y="9.283cm">
          <draw:text-box>
            <text:p><text:span text:style-name="T3">Set ‘5’ at address 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4" draw:display-name="Arrowheads 4" svg:viewBox="0 0 1131 754" svg:d="M566 0l-566 754 114-85 136-68 148-46 161-17 161 13 153 46 140 68 118 89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6:16:59.612248400</meta:creation-date>
    <dc:date>2024-01-21T17:28:32.744825728</dc:date>
    <meta:editing-duration>PT1H3M45S</meta:editing-duration>
    <meta:editing-cycles>2</meta:editing-cycles>
    <meta:generator>LibreOffice/7.5.9.2$Linux_X86_64 LibreOffice_project/50$Build-2</meta:generator>
    <meta:document-statistic meta:object-count="154"/>
  </office:meta>
</office:document-meta>
</file>